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éance</text:p>
          </table:table-cell>
          <table:table-cell/>
          <table:table-cell table:style-name="ce1" office:value-type="date" office:date-value="2023-04-06" calcext:value-type="date">
            <text:p>06/04/23</text:p>
          </table:table-cell>
          <table:table-cell table:style-name="ce1" office:value-type="date" office:date-value="2023-04-13" calcext:value-type="date">
            <text:p>13/04/23</text:p>
          </table:table-cell>
          <table:table-cell table:style-name="ce1" office:value-type="date" office:date-value="2023-04-18" calcext:value-type="date">
            <text:p>18/04/23</text:p>
          </table:table-cell>
          <table:table-cell table:style-name="ce1" office:value-type="date" office:date-value="2023-05-09" calcext:value-type="date">
            <text:p>09/05/23</text:p>
          </table:table-cell>
          <table:table-cell table:style-name="ce1" office:value-type="date" office:date-value="2023-05-11" calcext:value-type="date">
            <text:p>11/05/23</text:p>
          </table:table-cell>
          <table:table-cell table:style-name="ce1" office:value-type="date" office:date-value="2023-05-16" calcext:value-type="date">
            <text:p>16/05/23</text:p>
          </table:table-cell>
          <table:table-cell table:style-name="ce1" office:value-type="date" office:date-value="2023-05-23" calcext:value-type="date">
            <text:p>23/05/23</text:p>
          </table:table-cell>
          <table:table-cell table:style-name="ce1" office:value-type="date" office:date-value="2023-05-30" calcext:value-type="date">
            <text:p>30/05/23</text:p>
          </table:table-cell>
          <table:table-cell table:style-name="ce1" office:value-type="date" office:date-value="2023-06-01" calcext:value-type="date">
            <text:p>01/06/23</text:p>
          </table:table-cell>
          <table:table-cell table:style-name="ce1" office:value-type="date" office:date-value="2023-06-06" calcext:value-type="date">
            <text:p>06/06/23</text:p>
          </table:table-cell>
        </table:table-row>
        <table:table-row table:style-name="ro1">
          <table:table-cell office:value-type="string" calcext:value-type="string">
            <text:p>Équipe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2" office:value-type="string" calcext:value-type="string">
            <text:p>Gant </text:p>
          </table:table-cell>
          <table:table-cell table:style-name="ce2" office:value-type="string" calcext:value-type="string">
            <text:p>Auto-évaluation</text:p>
          </table:table-cell>
          <table:table-cell table:number-columns-repeated="5"/>
          <table:table-cell table:style-name="ce2" office:value-type="string" calcext:value-type="string">
            <text:p>Présentatio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me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iéno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ad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hons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non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uillaum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stell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olèn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4-06T10:47:26.044769913</meta:creation-date>
    <dc:date>2023-04-06T11:08:17.103616445</dc:date>
    <meta:editing-duration>PT20M50S</meta:editing-duration>
    <meta:editing-cycles>3</meta:editing-cycles>
    <meta:generator>LibreOffice/6.4.7.2$Linux_X86_64 LibreOffice_project/40$Build-2</meta:generator>
    <meta:document-statistic meta:table-count="1" meta:cell-count="23" meta:object-count="0"/>
  </office:meta>
</office:document-meta>
</file>